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namespaces</text:p>
          </table:table-cell>
          <table:table-cell office:value-type="string" calcext:value-type="string">
            <text:p>prefix</text:p>
          </table:table-cell>
        </table:table-row>
        <table:table-row table:style-name="ro1">
          <table:table-cell office:value-type="float" office:value="2021000" calcext:value-type="float">
            <text:p>2021000</text:p>
          </table:table-cell>
          <table:table-cell office:value-type="float" office:value="2021049" calcext:value-type="float">
            <text:p>2021049</text:p>
          </table:table-cell>
          <table:table-cell office:value-type="string" calcext:value-type="string">
            <text:p>ccb</text:p>
          </table:table-cell>
          <table:table-cell table:number-columns-repeated="3"/>
          <table:table-cell office:value-type="string" calcext:value-type="string">
            <text:p>cccv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21050" calcext:value-type="float">
            <text:p>2021050</text:p>
          </table:table-cell>
          <table:table-cell office:value-type="float" office:value="2021059" calcext:value-type="float">
            <text:p>2021059</text:p>
          </table:table-cell>
          <table:table-cell office:value-type="string" calcext:value-type="string">
            <text:p>ccc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9:57:47.426418652</meta:creation-date>
    <dc:date>2014-12-19T10:39:55.748973709</dc:date>
    <meta:editing-duration>PT39M36S</meta:editing-duration>
    <meta:editing-cycles>2</meta:editing-cycles>
    <meta:generator>LibreOffice/4.2.7.2$Linux_X86_64 LibreOffice_project/420m0$Build-2</meta:generator>
    <meta:document-statistic meta:table-count="1" meta:cell-count="13" meta:object-count="0"/>
  </office:meta>
</office:document-meta>
</file>